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5.203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327cm"/>
    </style:style>
    <style:style style:name="co19" style:family="table-column">
      <style:table-column-properties fo:break-before="auto" style:column-width="2.9cm"/>
    </style:style>
    <style:style style:name="co20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4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2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1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4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2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6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0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7" style:family="table-cell" style:parent-style-name="Default">
      <style:table-cell-properties fo:border="none" style:vertical-align="middle"/>
      <style:text-properties style:use-window-font-color="true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ext-properties style:use-window-font-color="true"/>
    </style:style>
    <style:style style:name="ce33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331" style:family="table-cell" style:parent-style-name="Default">
      <style:table-cell-properties fo:border="none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6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32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7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8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0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3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fo:color="#228b22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46"/>
        <table:table-column table:style-name="co4" table:default-cell-style-name="ce275"/>
        <table:table-column table:style-name="co5" table:default-cell-style-name="ce246"/>
        <table:table-column table:style-name="co7" table:default-cell-style-name="ce282"/>
        <table:table-column table:style-name="co8" table:default-cell-style-name="ce287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E-Tech</text:p>
          </table:table-cell>
          <table:table-cell table:style-name="ce1" office:value-type="string" calcext:value-type="string">
            <text:p>EE-T</text:p>
          </table:table-cell>
          <table:table-cell table:style-name="ce1" office:value-type="string" calcext:value-type="string">
            <text:p>EE-P</text:p>
          </table:table-cell>
          <table:table-cell table:style-name="ce1" office:value-type="string" calcext:value-type="string">
            <text:p>Terrain</text:p>
          </table:table-cell>
          <table:table-cell table:style-name="ce52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81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Farm (2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 office:value-type="string" calcext:value-type="string">
            <text:p>Water</text:p>
          </table:table-cell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 office:value-type="string" calcext:value-type="string">
            <text:p>Snow</text:p>
          </table:table-cell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 office:value-type="string" calcext:value-type="string">
            <text:p>X</text:p>
          </table:table-cell>
          <table:table-cell table:style-name="ce72"/>
          <table:table-cell table:style-name="ce76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39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54" office:value-type="string" calcext:value-type="string">
            <text:p>Coast</text:p>
          </table:table-cell>
          <table:table-cell table:style-name="ce239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O, FP</text:p>
          </table:table-cell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Tundra (Snow)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64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80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/>
          <table:table-cell table:style-name="ce242" office:value-type="string" calcext:value-type="string">
            <text:p>Mine (2)</text:p>
          </table:table-cell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 office:value-type="string" calcext:value-type="string">
            <text:p>Deser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Camp/Plantation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/>
          <table:table-cell table:style-name="ce241" office:value-type="string" calcext:value-type="string">
            <text:p>Thong Hai Hin</text:p>
          </table:table-cell>
          <table:table-cell table:style-name="ce241" table:number-columns-repeated="3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Quarry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63" office:value-type="float" office:value="2" calcext:value-type="float">
            <text:p>2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79" office:value-type="float" office:value="2" calcext:value-type="float">
            <text:p>2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2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63" office:value-type="float" office:value="5" calcext:value-type="float">
            <text:p>5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79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Grass</text:p>
          </table:table-cell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2"/>
          <table:table-cell table:style-name="ce241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Stone Works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/Quarry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X</text:p>
          </table:table-cell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64" office:value-type="float" office:value="6" calcext:value-type="float">
            <text:p>6</text:p>
          </table:table-cell>
          <table:table-cell table:style-name="ce271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80" office:value-type="float" office:value="6" calcext:value-type="float">
            <text:p>6</text:p>
          </table:table-cell>
          <table:table-cell table:style-name="ce285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 office:value-type="string" calcext:value-type="string">
            <text:p>X</text:p>
          </table:table-cell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 office:value-type="string" calcext:value-type="string">
            <text:p>Fresh Water</text:p>
          </table:table-cell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 office:value-type="string" calcext:value-type="string">
            <text:p>X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/>
          <table:table-cell table:style-name="ce241" office:value-type="string" calcext:value-type="string">
            <text:p>Sirigiya</text:p>
          </table:table-cell>
          <table:table-cell table:style-name="ce241" table:number-columns-repeated="3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Desert</text:p>
          </table:table-cell>
          <table:table-cell table:style-name="ce54" office:value-type="string" calcext:value-type="string">
            <text:p>Fresh 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ell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Iron/Copper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Library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/>
          <table:table-cell table:style-name="ce241" office:value-type="string" calcext:value-type="string">
            <text:p>Muray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Hagia Sophia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orobudur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 office:value-type="string" calcext:value-type="string">
            <text:p>Ston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 (4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2" office:value-type="float" office:value="12" calcext:value-type="float">
            <text:p>12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64" office:value-type="float" office:value="14" calcext:value-type="float">
            <text:p>14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80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number-columns-repeated="2" table:style-name="ce296" office:value-type="string" calcext:value-type="string">
            <text:p>FW</text:p>
          </table:table-cell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alls</text:p>
          </table:table-cell>
          <table:table-cell table:style-name="ce241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t. Basil’s Cathedral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/>
          <table:table-cell table:style-name="ce241" office:value-type="string" calcext:value-type="string">
            <text:p>Buyuk Han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Coral, Crab, Pearls, Whal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Hors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Villag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mphitheater, Baths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Garden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W</text:p>
          </table:table-cell>
          <table:table-cell table:number-columns-repeated="2" table:style-name="ce60" office:value-type="string" calcext:value-type="string">
            <text:p>W</text:p>
          </table:table-cell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64" office:value-type="float" office:value="21" calcext:value-type="float">
            <text:p>21</text:p>
          </table:table-cell>
          <table:table-cell table:style-name="ce271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80" office:value-type="float" office:value="26" calcext:value-type="float">
            <text:p>26</text:p>
          </table:table-cell>
          <table:table-cell table:style-name="ce285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Manor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Iron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rtist’s Guild</text:p>
          </table:table-cell>
          <table:table-cell table:style-name="ce241"/>
          <table:table-cell table:style-name="ce241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/>
          <table:table-cell table:style-name="ce241" office:value-type="string" calcext:value-type="string">
            <text:p>Aqueduct of Padre Tembleque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Holy sit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Navigation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Fort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4"/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66"/>
          <table:table-cell table:style-name="ce273"/>
          <table:table-cell table:style-name="ce249" office:value-type="string" calcext:value-type="string">
            <text:p><text:span text:style-name="T1">EE-</text:span>Warships</text:p>
          </table:table-cell>
          <table:table-cell table:style-name="ce281" office:value-type="float" office:value="43" calcext:value-type="float">
            <text:p>43</text:p>
          </table:table-cell>
          <table:table-cell table:style-name="ce286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 office:value-type="string" calcext:value-type="string">
            <text:p>F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office:value-type="string" calcext:value-type="string">
            <text:p>Harbor</text:p>
          </table:table-cell>
          <table:table-cell table:style-name="ce245" table:number-columns-repeated="2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243"/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41" office:value-type="string" calcext:value-type="string">
            <text:p>Plain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3"/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Academ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Global Writing (4), <text:span text:style-name="T5">≥7 Cities</text:span>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indmill</text:p>
          </table:table-cell>
          <table:table-cell table:style-name="ce241" office:value-type="string" calcext:value-type="string">
            <text:p>Plantation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64" office:value-type="float" office:value="34" calcext:value-type="float">
            <text:p>34</text:p>
          </table:table-cell>
          <table:table-cell table:style-name="ce271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80" office:value-type="float" office:value="48" calcext:value-type="float">
            <text:p>48</text:p>
          </table:table-cell>
          <table:table-cell table:style-name="ce285" office:value-type="float" office:value="16" calcext:value-type="float">
            <text:p>16</text:p>
          </table:table-cell>
          <table:table-cell table:style-name="ce260" office:value-type="string" calcext:value-type="string">
            <text:p>Plains</text:p>
          </table:table-cell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Iron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X</text:p>
          </table:table-cell>
          <table:table-cell table:style-name="ce76"/>
          <table:table-cell table:style-name="ce83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Constabulary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3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Town (1)</text:p>
          </table:table-cell>
          <table:table-cell table:style-name="ce239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79" office:value-type="float" office:value="56" calcext:value-type="float">
            <text:p>56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Opera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therland Calls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office:value-type="string" calcext:value-type="string">
            <text:p>Factory, Arsenal</text:p>
          </table:table-cell>
          <table:table-cell table:style-name="ce88"/>
          <table:table-cell table:style-name="ce241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67" office:value-type="float" office:value="48" calcext:value-type="float">
            <text:p>48</text:p>
          </table:table-cell>
          <table:table-cell table:style-name="ce274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81" office:value-type="float" office:value="57" calcext:value-type="float">
            <text:p>57</text:p>
          </table:table-cell>
          <table:table-cell table:style-name="ce286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 office:value-type="string" calcext:value-type="string">
            <text:p>FJ</text:p>
          </table:table-cell>
          <table:table-cell table:style-name="ce305" office:value-type="string" calcext:value-type="string">
            <text:p>FJ</text:p>
          </table:table-cell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table:number-columns-repeated="2"/>
          <table:table-cell table:style-name="ce324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Engineer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Military Academy, Arsenal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Hall of People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aracana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/>
          <table:table-cell table:style-name="ce241" office:value-type="string" calcext:value-type="string">
            <text:p>Milestii Mici Winery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Nuclear Research Facility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Atomic Theory</text:p>
          </table:table-cell>
          <table:table-cell table:style-name="ce263" office:value-type="float" office:value="55" calcext:value-type="float">
            <text:p>55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Atomic Theory</text:p>
          </table:table-cell>
          <table:table-cell table:style-name="ce279" office:value-type="float" office:value="63" calcext:value-type="float">
            <text:p>63</text:p>
          </table:table-cell>
          <table:table-cell table:style-name="ce283" office:value-type="float" office:value="23" calcext:value-type="float">
            <text:p>2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JFK Space Centre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Scientis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0" calcext:value-type="float">
            <text:p>10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267" office:value-type="float" office:value="56" calcext:value-type="float">
            <text:p>56</text:p>
          </table:table-cell>
          <table:table-cell table:style-name="ce274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281" office:value-type="float" office:value="64" calcext:value-type="float">
            <text:p>64</text:p>
          </table:table-cell>
          <table:table-cell table:style-name="ce286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Kumsusan Palace of the Sun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Academy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Northern Light Cathedral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Three Gorges Dam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63" office:value-type="float" office:value="64" calcext:value-type="float">
            <text:p>64</text:p>
          </table:table-cell>
          <table:table-cell table:style-name="ce269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79" office:value-type="float" office:value="72" calcext:value-type="float">
            <text:p>72</text:p>
          </table:table-cell>
          <table:table-cell table:style-name="ce283" office:value-type="float" office:value="26" calcext:value-type="float">
            <text:p>26</text:p>
          </table:table-cell>
          <table:table-cell table:style-name="ce239"/>
          <table:table-cell table:style-name="ce54"/>
          <table:table-cell table:style-name="ce239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Oil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2" office:value-type="string" calcext:value-type="string">
            <text:p>Petronas Towers</text:p>
          </table:table-cell>
          <table:table-cell table:style-name="ce242" table:number-columns-repeated="3"/>
          <table:table-cell table:style-name="ce242" office:value-type="string" calcext:value-type="string">
            <text:p>Mobile Tactics</text:p>
          </table:table-cell>
          <table:table-cell table:style-name="ce264" office:value-type="float" office:value="57" calcext:value-type="float">
            <text:p>57</text:p>
          </table:table-cell>
          <table:table-cell table:style-name="ce271" office:value-type="float" office:value="23" calcext:value-type="float">
            <text:p>23</text:p>
          </table:table-cell>
          <table:table-cell table:style-name="ce242" office:value-type="string" calcext:value-type="string">
            <text:p>Mobile Tactics</text:p>
          </table:table-cell>
          <table:table-cell table:style-name="ce280" office:value-type="float" office:value="70" calcext:value-type="float">
            <text:p>70</text:p>
          </table:table-cell>
          <table:table-cell table:style-name="ce285" office:value-type="float" office:value="25" calcext:value-type="float">
            <text:p>25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number-columns-repeated="999"/>
        </table:table-row>
        <table:table-row table:style-name="ro2">
          <table:table-cell table:style-name="ce245" office:value-type="float" office:value="9" calcext:value-type="float">
            <text:p>9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267" office:value-type="float" office:value="64" calcext:value-type="float">
            <text:p>64</text:p>
          </table:table-cell>
          <table:table-cell table:style-name="ce274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281" office:value-type="float" office:value="72" calcext:value-type="float">
            <text:p>72</text:p>
          </table:table-cell>
          <table:table-cell table:style-name="ce286" office:value-type="float" office:value="26" calcext:value-type="float">
            <text:p>26</text:p>
          </table:table-cell>
          <table:table-cell table:style-name="ce245"/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ire Service, Police Station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Global Positioning System</text:p>
          </table:table-cell>
          <table:table-cell table:style-name="ce241" table:number-columns-repeated="3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2"/>
          <table:table-cell table:style-name="ce241" office:value-type="string" calcext:value-type="string">
            <text:p>Research Agreement (1)</text:p>
          </table:table-cell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Ice Hotel</text:p>
          </table:table-cell>
          <table:table-cell table:style-name="ce242" table:number-columns-repeated="3"/>
          <table:table-cell table:style-name="ce242" office:value-type="string" calcext:value-type="string">
            <text:p>Stealth</text:p>
          </table:table-cell>
          <table:table-cell table:style-name="ce264" office:value-type="float" office:value="64" calcext:value-type="float">
            <text:p>64</text:p>
          </table:table-cell>
          <table:table-cell table:style-name="ce271" office:value-type="float" office:value="26" calcext:value-type="float">
            <text:p>26</text:p>
          </table:table-cell>
          <table:table-cell table:style-name="ce242" office:value-type="string" calcext:value-type="string">
            <text:p>Stealth</text:p>
          </table:table-cell>
          <table:table-cell table:style-name="ce280" office:value-type="float" office:value="72" calcext:value-type="float">
            <text:p>72</text:p>
          </table:table-cell>
          <table:table-cell table:style-name="ce285" office:value-type="float" office:value="26" calcext:value-type="float">
            <text:p>26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arina Bay Sands</text:p>
          </table:table-cell>
          <table:table-cell table:style-name="ce241" table:number-columns-repeated="3"/>
          <table:table-cell table:style-name="ce241" office:value-type="string" calcext:value-type="string">
            <text:p>Nanotechonology</text:p>
          </table:table-cell>
          <table:table-cell table:style-name="ce263" office:value-type="float" office:value="71" calcext:value-type="float">
            <text:p>71</text:p>
          </table:table-cell>
          <table:table-cell table:style-name="ce269" office:value-type="float" office:value="28" calcext:value-type="float">
            <text:p>28</text:p>
          </table:table-cell>
          <table:table-cell table:style-name="ce241" office:value-type="string" calcext:value-type="string">
            <text:p>Nanotechonology</text:p>
          </table:table-cell>
          <table:table-cell table:style-name="ce279" office:value-type="float" office:value="79" calcext:value-type="float">
            <text:p>79</text:p>
          </table:table-cell>
          <table:table-cell table:style-name="ce283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Uranium</text:p>
          </table:table-cell>
          <table:table-cell table:style-name="ce241" office:value-type="string" calcext:value-type="string">
            <text:p>Research Lab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Onkalo Nuclear Waste Repository</text:p>
          </table:table-cell>
          <table:table-cell table:style-name="ce241" table:number-columns-repeated="3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useum of Humankind</text:p>
          </table:table-cell>
          <table:table-cell table:style-name="ce241" table:number-columns-repeated="3"/>
          <table:table-cell table:style-name="ce241" office:value-type="string" calcext:value-type="string">
            <text:p>Globalization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Globalization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ITER</text:p>
          </table:table-cell>
          <table:table-cell table:style-name="ce241" table:number-columns-repeated="3"/>
          <table:table-cell table:style-name="ce241" office:value-type="string" calcext:value-type="string">
            <text:p>Nuclear Fusion</text:p>
          </table:table-cell>
          <table:table-cell table:style-name="ce263" office:value-type="float" office:value="71" calcext:value-type="float">
            <text:p>71</text:p>
          </table:table-cell>
          <table:table-cell table:style-name="ce269" office:value-type="float" office:value="28" calcext:value-type="float">
            <text:p>28</text:p>
          </table:table-cell>
          <table:table-cell table:style-name="ce241" office:value-type="string" calcext:value-type="string">
            <text:p>Nuclear Fusion</text:p>
          </table:table-cell>
          <table:table-cell table:style-name="ce279" office:value-type="float" office:value="79" calcext:value-type="float">
            <text:p>79</text:p>
          </table:table-cell>
          <table:table-cell table:style-name="ce283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48">
          <table:table-cell table:style-name="ce241" table:number-columns-repeated="6"/>
          <table:table-cell table:style-name="ce263"/>
          <table:table-cell table:style-name="ce269"/>
          <table:table-cell table:style-name="ce241"/>
          <table:table-cell table:style-name="ce279"/>
          <table:table-cell table:style-name="ce283"/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104651">
          <table:table-cell table:number-columns-repeated="6"/>
          <table:table-cell table:style-name="ce268"/>
          <table:table-cell table:number-columns-repeated="1017"/>
        </table:table-row>
        <table:table-row table:style-name="ro2" table:number-rows-repeated="9437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d.H2:Hard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2:Hard.G104861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2:Hard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2:Hard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113"/>
        <table:table-column table:style-name="co4" table:default-cell-style-name="ce120"/>
        <table:table-column table:style-name="co5" table:default-cell-style-name="ce246"/>
        <table:table-column table:style-name="co7" table:default-cell-style-name="ce129"/>
        <table:table-column table:style-name="co8" table:default-cell-style-name="ce136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8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E-Tech</text:p>
          </table:table-cell>
          <table:table-cell table:style-name="ce1" office:value-type="string" calcext:value-type="string">
            <text:p>EE-T</text:p>
          </table:table-cell>
          <table:table-cell table:style-name="ce1" office:value-type="string" calcext:value-type="string">
            <text:p>EE-P</text:p>
          </table:table-cell>
          <table:table-cell table:style-name="ce1" office:value-type="string" calcext:value-type="string">
            <text:p>Terrain</text:p>
          </table:table-cell>
          <table:table-cell table:style-name="ce52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81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21" office:value-type="string" calcext:value-type="string">
            <text:p>Desert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O, FP</text:p>
          </table:table-cell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126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2"/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108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125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108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125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108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125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108" office:value-type="float" office:value="2" calcext:value-type="float">
            <text:p>2</text:p>
          </table:table-cell>
          <table:table-cell table:style-name="ce114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125" office:value-type="float" office:value="2" calcext:value-type="float">
            <text:p>2</text:p>
          </table:table-cell>
          <table:table-cell table:style-name="ce130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108" office:value-type="float" office:value="5" calcext:value-type="float">
            <text:p>5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125" office:value-type="float" office:value="5" calcext:value-type="float">
            <text:p>5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3" calcext:value-type="float">
            <text:p>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109" office:value-type="float" office:value="6" calcext:value-type="float">
            <text:p>6</text:p>
          </table:table-cell>
          <table:table-cell table:style-name="ce116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126" office:value-type="float" office:value="6" calcext:value-type="float">
            <text:p>6</text:p>
          </table:table-cell>
          <table:table-cell table:style-name="ce134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108" office:value-type="float" office:value="9" calcext:value-type="float">
            <text:p>9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125" office:value-type="float" office:value="9" calcext:value-type="float">
            <text:p>9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108" office:value-type="float" office:value="9" calcext:value-type="float">
            <text:p>9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125" office:value-type="float" office:value="9" calcext:value-type="float">
            <text:p>9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108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125" office:value-type="float" office:value="12" calcext:value-type="float">
            <text:p>12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108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125" office:value-type="float" office:value="12" calcext:value-type="float">
            <text:p>12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108" office:value-type="float" office:value="13" calcext:value-type="float">
            <text:p>13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125" office:value-type="float" office:value="13" calcext:value-type="float">
            <text:p>13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108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125" office:value-type="float" office:value="12" calcext:value-type="float">
            <text:p>12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108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125" office:value-type="float" office:value="12" calcext:value-type="float">
            <text:p>12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 office:value-type="string" calcext:value-type="string">
            <text:p><text:span text:style-name="T6">Fresh </text:span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108" office:value-type="float" office:value="9" calcext:value-type="float">
            <text:p>9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125" office:value-type="float" office:value="9" calcext:value-type="float">
            <text:p>9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108" office:value-type="float" office:value="14" calcext:value-type="float">
            <text:p>14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125" office:value-type="float" office:value="14" calcext:value-type="float">
            <text:p>14</text:p>
          </table:table-cell>
          <table:table-cell table:style-name="ce130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108" office:value-type="float" office:value="14" calcext:value-type="float">
            <text:p>14</text:p>
          </table:table-cell>
          <table:table-cell table:style-name="ce114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125" office:value-type="float" office:value="14" calcext:value-type="float">
            <text:p>14</text:p>
          </table:table-cell>
          <table:table-cell table:style-name="ce130" office:value-type="float" office:value="6" calcext:value-type="float">
            <text:p>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Hagia Sophia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orobudur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108" office:value-type="float" office:value="14" calcext:value-type="float">
            <text:p>14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125" office:value-type="float" office:value="14" calcext:value-type="float">
            <text:p>14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12" calcext:value-type="float">
            <text:p>12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109" office:value-type="float" office:value="14" calcext:value-type="float">
            <text:p>14</text:p>
          </table:table-cell>
          <table:table-cell table:style-name="ce116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126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t. Basil’s Cathedral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Hors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127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108" office:value-type="float" office:value="21" calcext:value-type="float">
            <text:p>21</text:p>
          </table:table-cell>
          <table:table-cell table:style-name="ce114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108" office:value-type="float" office:value="21" calcext:value-type="float">
            <text:p>2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108" office:value-type="float" office:value="26" calcext:value-type="float">
            <text:p>26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mphitheater, Bath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108" office:value-type="float" office:value="26" calcext:value-type="float">
            <text:p>26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108" office:value-type="float" office:value="27" calcext:value-type="float">
            <text:p>27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125" office:value-type="float" office:value="27" calcext:value-type="float">
            <text:p>27</text:p>
          </table:table-cell>
          <table:table-cell table:style-name="ce130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108" office:value-type="float" office:value="27" calcext:value-type="float">
            <text:p>27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125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108" office:value-type="float" office:value="27" calcext:value-type="float">
            <text:p>27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125" office:value-type="float" office:value="27" calcext:value-type="float">
            <text:p>27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108" office:value-type="float" office:value="26" calcext:value-type="float">
            <text:p>26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108" office:value-type="float" office:value="26" calcext:value-type="float">
            <text:p>26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108" office:value-type="float" office:value="21" calcext:value-type="float">
            <text:p>21</text:p>
          </table:table-cell>
          <table:table-cell table:style-name="ce114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W</text:p>
          </table:table-cell>
          <table:table-cell table:number-columns-repeated="2" table:style-name="ce60" office:value-type="string" calcext:value-type="string">
            <text:p>W</text:p>
          </table:table-cell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109" office:value-type="float" office:value="21" calcext:value-type="float">
            <text:p>21</text:p>
          </table:table-cell>
          <table:table-cell table:style-name="ce116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126" office:value-type="float" office:value="26" calcext:value-type="float">
            <text:p>26</text:p>
          </table:table-cell>
          <table:table-cell table:style-name="ce134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108" office:value-type="float" office:value="28" calcext:value-type="float">
            <text:p>28</text:p>
          </table:table-cell>
          <table:table-cell table:style-name="ce114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108" office:value-type="float" office:value="28" calcext:value-type="float">
            <text:p>28</text:p>
          </table:table-cell>
          <table:table-cell table:style-name="ce114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1" office:value-type="string" calcext:value-type="string">
            <text:p><text:span text:style-name="T1">EE-</text:span>Sovereignty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125" office:value-type="float" office:value="34" calcext:value-type="float">
            <text:p>34</text:p>
          </table:table-cell>
          <table:table-cell table:style-name="ce130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108" office:value-type="float" office:value="34" calcext:value-type="float">
            <text:p>34</text:p>
          </table:table-cell>
          <table:table-cell table:style-name="ce114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125" office:value-type="float" office:value="34" calcext:value-type="float">
            <text:p>34</text:p>
          </table:table-cell>
          <table:table-cell table:style-name="ce130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rtist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108" office:value-type="float" office:value="34" calcext:value-type="float">
            <text:p>34</text:p>
          </table:table-cell>
          <table:table-cell table:style-name="ce114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108" office:value-type="float" office:value="28" calcext:value-type="float">
            <text:p>28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8" office:value-type="string" calcext:value-type="string">
            <text:p><text:span text:style-name="T1">EE-</text:span>Humanism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8" office:value-type="string" calcext:value-type="string">
            <text:p>Navigation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111"/>
          <table:table-cell table:style-name="ce118"/>
          <table:table-cell table:style-name="ce249" office:value-type="string" calcext:value-type="string">
            <text:p><text:span text:style-name="T1">EE-</text:span>Warships</text:p>
          </table:table-cell>
          <table:table-cell table:style-name="ce128" office:value-type="float" office:value="43" calcext:value-type="float">
            <text:p>43</text:p>
          </table:table-cell>
          <table:table-cell table:style-name="ce135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125" office:value-type="float" office:value="43" calcext:value-type="float">
            <text:p>43</text:p>
          </table:table-cell>
          <table:table-cell table:style-name="ce130" office:value-type="float" office:value="15" calcext:value-type="float">
            <text:p>1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1" office:value-type="string" calcext:value-type="string">
            <text:p><text:span text:style-name="T1">EE-</text:span>Romanticism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108" office:value-type="float" office:value="34" calcext:value-type="float">
            <text:p>34</text:p>
          </table:table-cell>
          <table:table-cell table:style-name="ce114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125" office:value-type="float" office:value="43" calcext:value-type="float">
            <text:p>43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108" office:value-type="float" office:value="34" calcext:value-type="float">
            <text:p>34</text:p>
          </table:table-cell>
          <table:table-cell table:style-name="ce114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125" office:value-type="float" office:value="43" calcext:value-type="float">
            <text:p>43</text:p>
          </table:table-cell>
          <table:table-cell table:style-name="ce130" office:value-type="float" office:value="15" calcext:value-type="float">
            <text:p>1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122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109" office:value-type="float" office:value="34" calcext:value-type="float">
            <text:p>34</text:p>
          </table:table-cell>
          <table:table-cell table:style-name="ce116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126" office:value-type="float" office:value="48" calcext:value-type="float">
            <text:p>48</text:p>
          </table:table-cell>
          <table:table-cell table:style-name="ce134" office:value-type="float" office:value="16" calcext:value-type="float">
            <text:p>16</text:p>
          </table:table-cell>
          <table:table-cell table:style-name="ce260"/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3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108" office:value-type="float" office:value="35" calcext:value-type="float">
            <text:p>35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108" office:value-type="float" office:value="40" calcext:value-type="float">
            <text:p>4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108" office:value-type="float" office:value="41" calcext:value-type="float">
            <text:p>4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5" office:value-type="float" office:value="51" calcext:value-type="float">
            <text:p>51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108" office:value-type="float" office:value="41" calcext:value-type="float">
            <text:p>4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5" office:value-type="float" office:value="51" calcext:value-type="float">
            <text:p>51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108" office:value-type="float" office:value="41" calcext:value-type="float">
            <text:p>4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5" office:value-type="float" office:value="51" calcext:value-type="float">
            <text:p>51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108" office:value-type="float" office:value="40" calcext:value-type="float">
            <text:p>40</text:p>
          </table:table-cell>
          <table:table-cell table:style-name="ce114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108" office:value-type="float" office:value="40" calcext:value-type="float">
            <text:p>40</text:p>
          </table:table-cell>
          <table:table-cell table:style-name="ce114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17" calcext:value-type="float">
            <text:p>1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text:span text:style-name="T7">X</text:span>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108" office:value-type="float" office:value="35" calcext:value-type="float">
            <text:p>35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108" office:value-type="float" office:value="35" calcext:value-type="float">
            <text:p>35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108" office:value-type="float" office:value="35" calcext:value-type="float">
            <text:p>35</text:p>
          </table:table-cell>
          <table:table-cell table:style-name="ce114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17" calcext:value-type="float">
            <text:p>17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108" office:value-type="float" office:value="42" calcext:value-type="float">
            <text:p>42</text:p>
          </table:table-cell>
          <table:table-cell table:style-name="ce114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108" office:value-type="float" office:value="42" calcext:value-type="float">
            <text:p>42</text:p>
          </table:table-cell>
          <table:table-cell table:style-name="ce114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108" office:value-type="float" office:value="46" calcext:value-type="float">
            <text:p>46</text:p>
          </table:table-cell>
          <table:table-cell table:style-name="ce114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108" office:value-type="float" office:value="46" calcext:value-type="float">
            <text:p>46</text:p>
          </table:table-cell>
          <table:table-cell table:style-name="ce114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108" office:value-type="float" office:value="46" calcext:value-type="float">
            <text:p>46</text:p>
          </table:table-cell>
          <table:table-cell table:style-name="ce114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125" office:value-type="float" office:value="56" calcext:value-type="float">
            <text:p>56</text:p>
          </table:table-cell>
          <table:table-cell table:style-name="ce130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therland Calls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108" office:value-type="float" office:value="46" calcext:value-type="float">
            <text:p>46</text:p>
          </table:table-cell>
          <table:table-cell table:style-name="ce114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108" office:value-type="float" office:value="42" calcext:value-type="float">
            <text:p>42</text:p>
          </table:table-cell>
          <table:table-cell table:style-name="ce114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112" office:value-type="float" office:value="48" calcext:value-type="float">
            <text:p>48</text:p>
          </table:table-cell>
          <table:table-cell table:style-name="ce119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128" office:value-type="float" office:value="57" calcext:value-type="float">
            <text:p>57</text:p>
          </table:table-cell>
          <table:table-cell table:style-name="ce135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108" office:value-type="float" office:value="48" calcext:value-type="float">
            <text:p>48</text:p>
          </table:table-cell>
          <table:table-cell table:style-name="ce114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125" office:value-type="float" office:value="57" calcext:value-type="float">
            <text:p>57</text:p>
          </table:table-cell>
          <table:table-cell table:style-name="ce130" office:value-type="float" office:value="20" calcext:value-type="float">
            <text:p>2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table:number-columns-repeated="2"/>
          <table:table-cell table:style-name="ce324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108" office:value-type="float" office:value="51" calcext:value-type="float">
            <text:p>5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125" office:value-type="float" office:value="59" calcext:value-type="float">
            <text:p>59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108" office:value-type="float" office:value="51" calcext:value-type="float">
            <text:p>51</text:p>
          </table:table-cell>
          <table:table-cell table:style-name="ce114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125" office:value-type="float" office:value="59" calcext:value-type="float">
            <text:p>59</text:p>
          </table:table-cell>
          <table:table-cell table:style-name="ce130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108" office:value-type="float" office:value="51" calcext:value-type="float">
            <text:p>51</text:p>
          </table:table-cell>
          <table:table-cell table:style-name="ce114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125" office:value-type="float" office:value="59" calcext:value-type="float">
            <text:p>59</text:p>
          </table:table-cell>
          <table:table-cell table:style-name="ce130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108" office:value-type="float" office:value="51" calcext:value-type="float">
            <text:p>51</text:p>
          </table:table-cell>
          <table:table-cell table:style-name="ce114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125" office:value-type="float" office:value="59" calcext:value-type="float">
            <text:p>59</text:p>
          </table:table-cell>
          <table:table-cell table:style-name="ce130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108" office:value-type="float" office:value="48" calcext:value-type="float">
            <text:p>48</text:p>
          </table:table-cell>
          <table:table-cell table:style-name="ce114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125" office:value-type="float" office:value="57" calcext:value-type="float">
            <text:p>57</text:p>
          </table:table-cell>
          <table:table-cell table:style-name="ce130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/>
          <table:table-cell table:style-name="ce132"/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108" office:value-type="float" office:value="48" calcext:value-type="float">
            <text:p>48</text:p>
          </table:table-cell>
          <table:table-cell table:style-name="ce114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125" office:value-type="float" office:value="57" calcext:value-type="float">
            <text:p>57</text:p>
          </table:table-cell>
          <table:table-cell table:style-name="ce130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Hall of People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Penicilin</text:p>
          </table:table-cell>
          <table:table-cell table:style-name="ce108" office:value-type="float" office:value="49" calcext:value-type="float">
            <text:p>49</text:p>
          </table:table-cell>
          <table:table-cell table:style-name="ce114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108" office:value-type="float" office:value="49" calcext:value-type="float">
            <text:p>49</text:p>
          </table:table-cell>
          <table:table-cell table:style-name="ce114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aracana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108" office:value-type="float" office:value="54" calcext:value-type="float">
            <text:p>54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108" office:value-type="float" office:value="54" calcext:value-type="float">
            <text:p>54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Nuclear Research Facility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Atomic Theory</text:p>
          </table:table-cell>
          <table:table-cell table:style-name="ce108" office:value-type="float" office:value="55" calcext:value-type="float">
            <text:p>55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Atomic Theory</text:p>
          </table:table-cell>
          <table:table-cell table:style-name="ce125" office:value-type="float" office:value="63" calcext:value-type="float">
            <text:p>63</text:p>
          </table:table-cell>
          <table:table-cell table:style-name="ce130" office:value-type="float" office:value="23" calcext:value-type="float">
            <text:p>2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JFK Space Centre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108" office:value-type="float" office:value="54" calcext:value-type="float">
            <text:p>54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108" office:value-type="float" office:value="54" calcext:value-type="float">
            <text:p>54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108" office:value-type="float" office:value="49" calcext:value-type="float">
            <text:p>49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133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108" office:value-type="float" office:value="49" calcext:value-type="float">
            <text:p>49</text:p>
          </table:table-cell>
          <table:table-cell table:style-name="ce114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0" calcext:value-type="float">
            <text:p>10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112" office:value-type="float" office:value="56" calcext:value-type="float">
            <text:p>56</text:p>
          </table:table-cell>
          <table:table-cell table:style-name="ce119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128" office:value-type="float" office:value="64" calcext:value-type="float">
            <text:p>64</text:p>
          </table:table-cell>
          <table:table-cell table:style-name="ce135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108" office:value-type="float" office:value="56" calcext:value-type="float">
            <text:p>56</text:p>
          </table:table-cell>
          <table:table-cell table:style-name="ce114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125" office:value-type="float" office:value="64" calcext:value-type="float">
            <text:p>64</text:p>
          </table:table-cell>
          <table:table-cell table:style-name="ce130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108" office:value-type="float" office:value="59" calcext:value-type="float">
            <text:p>59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125" office:value-type="float" office:value="67" calcext:value-type="float">
            <text:p>67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108" office:value-type="float" office:value="59" calcext:value-type="float">
            <text:p>59</text:p>
          </table:table-cell>
          <table:table-cell table:style-name="ce114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125" office:value-type="float" office:value="67" calcext:value-type="float">
            <text:p>67</text:p>
          </table:table-cell>
          <table:table-cell table:style-name="ce130" office:value-type="float" office:value="24" calcext:value-type="float">
            <text:p>24</text:p>
          </table:table-cell>
          <table:table-cell table:style-name="ce239"/>
          <table:table-cell table:style-name="ce54"/>
          <table:table-cell table:style-name="ce239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Kumsusan Palace of the Sun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108" office:value-type="float" office:value="59" calcext:value-type="float">
            <text:p>59</text:p>
          </table:table-cell>
          <table:table-cell table:style-name="ce114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125" office:value-type="float" office:value="67" calcext:value-type="float">
            <text:p>67</text:p>
          </table:table-cell>
          <table:table-cell table:style-name="ce130" office:value-type="float" office:value="24" calcext:value-type="float">
            <text:p>2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108" office:value-type="float" office:value="56" calcext:value-type="float">
            <text:p>56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125" office:value-type="float" office:value="64" calcext:value-type="float">
            <text:p>64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Northern Light Cathedral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108" office:value-type="float" office:value="57" calcext:value-type="float">
            <text:p>57</text:p>
          </table:table-cell>
          <table:table-cell table:style-name="ce114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108" office:value-type="float" office:value="57" calcext:value-type="float">
            <text:p>57</text:p>
          </table:table-cell>
          <table:table-cell table:style-name="ce114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 office:value-type="string" calcext:value-type="string">
            <text:p>Fresh 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108" office:value-type="float" office:value="62" calcext:value-type="float">
            <text:p>62</text:p>
          </table:table-cell>
          <table:table-cell table:style-name="ce114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108" office:value-type="float" office:value="62" calcext:value-type="float">
            <text:p>62</text:p>
          </table:table-cell>
          <table:table-cell table:style-name="ce114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108" office:value-type="float" office:value="64" calcext:value-type="float">
            <text:p>64</text:p>
          </table:table-cell>
          <table:table-cell table:style-name="ce114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125" office:value-type="float" office:value="72" calcext:value-type="float">
            <text:p>72</text:p>
          </table:table-cell>
          <table:table-cell table:style-name="ce130" office:value-type="float" office:value="26" calcext:value-type="float">
            <text:p>26</text:p>
          </table:table-cell>
          <table:table-cell table:style-name="ce239"/>
          <table:table-cell table:style-name="ce54"/>
          <table:table-cell table:style-name="ce239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108" office:value-type="float" office:value="62" calcext:value-type="float">
            <text:p>62</text:p>
          </table:table-cell>
          <table:table-cell table:style-name="ce114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Petronas Towers</text:p>
          </table:table-cell>
          <table:table-cell table:style-name="ce242" table:number-columns-repeated="3"/>
          <table:table-cell table:style-name="ce242" office:value-type="string" calcext:value-type="string">
            <text:p>Mobile Tactics</text:p>
          </table:table-cell>
          <table:table-cell table:style-name="ce109" office:value-type="float" office:value="57" calcext:value-type="float">
            <text:p>57</text:p>
          </table:table-cell>
          <table:table-cell table:style-name="ce116" office:value-type="float" office:value="23" calcext:value-type="float">
            <text:p>23</text:p>
          </table:table-cell>
          <table:table-cell table:style-name="ce242" office:value-type="string" calcext:value-type="string">
            <text:p>Mobile Tactics</text:p>
          </table:table-cell>
          <table:table-cell table:style-name="ce126" office:value-type="float" office:value="70" calcext:value-type="float">
            <text:p>70</text:p>
          </table:table-cell>
          <table:table-cell table:style-name="ce134" office:value-type="float" office:value="25" calcext:value-type="float">
            <text:p>25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112" office:value-type="float" office:value="64" calcext:value-type="float">
            <text:p>64</text:p>
          </table:table-cell>
          <table:table-cell table:style-name="ce119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128" office:value-type="float" office:value="72" calcext:value-type="float">
            <text:p>72</text:p>
          </table:table-cell>
          <table:table-cell table:style-name="ce135" office:value-type="float" office:value="26" calcext:value-type="float">
            <text:p>26</text:p>
          </table:table-cell>
          <table:table-cell table:style-name="ce245"/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108" office:value-type="float" office:value="68" calcext:value-type="float">
            <text:p>68</text:p>
          </table:table-cell>
          <table:table-cell table:style-name="ce114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125" office:value-type="float" office:value="76" calcext:value-type="float">
            <text:p>76</text:p>
          </table:table-cell>
          <table:table-cell table:style-name="ce130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108" office:value-type="float" office:value="68" calcext:value-type="float">
            <text:p>68</text:p>
          </table:table-cell>
          <table:table-cell table:style-name="ce114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125" office:value-type="float" office:value="76" calcext:value-type="float">
            <text:p>76</text:p>
          </table:table-cell>
          <table:table-cell table:style-name="ce130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Ice Hotel</text:p>
          </table:table-cell>
          <table:table-cell table:style-name="ce242" table:number-columns-repeated="3"/>
          <table:table-cell table:style-name="ce242" office:value-type="string" calcext:value-type="string">
            <text:p>Stealth</text:p>
          </table:table-cell>
          <table:table-cell table:style-name="ce109" office:value-type="float" office:value="64" calcext:value-type="float">
            <text:p>64</text:p>
          </table:table-cell>
          <table:table-cell table:style-name="ce116" office:value-type="float" office:value="26" calcext:value-type="float">
            <text:p>26</text:p>
          </table:table-cell>
          <table:table-cell table:style-name="ce242" office:value-type="string" calcext:value-type="string">
            <text:p>Stealth</text:p>
          </table:table-cell>
          <table:table-cell table:style-name="ce126" office:value-type="float" office:value="72" calcext:value-type="float">
            <text:p>72</text:p>
          </table:table-cell>
          <table:table-cell table:style-name="ce134" office:value-type="float" office:value="26" calcext:value-type="float">
            <text:p>26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arina Bay Sands</text:p>
          </table:table-cell>
          <table:table-cell table:style-name="ce241" table:number-columns-repeated="3"/>
          <table:table-cell table:style-name="ce241" office:value-type="string" calcext:value-type="string">
            <text:p>Nanotechonology</text:p>
          </table:table-cell>
          <table:table-cell table:style-name="ce108" office:value-type="float" office:value="71" calcext:value-type="float">
            <text:p>71</text:p>
          </table:table-cell>
          <table:table-cell table:style-name="ce114" office:value-type="float" office:value="28" calcext:value-type="float">
            <text:p>28</text:p>
          </table:table-cell>
          <table:table-cell table:style-name="ce241" office:value-type="string" calcext:value-type="string">
            <text:p>Nanotechonology</text:p>
          </table:table-cell>
          <table:table-cell table:style-name="ce125" office:value-type="float" office:value="79" calcext:value-type="float">
            <text:p>79</text:p>
          </table:table-cell>
          <table:table-cell table:style-name="ce130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108" office:value-type="float" office:value="75" calcext:value-type="float">
            <text:p>75</text:p>
          </table:table-cell>
          <table:table-cell table:style-name="ce114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125" office:value-type="float" office:value="83" calcext:value-type="float">
            <text:p>83</text:p>
          </table:table-cell>
          <table:table-cell table:style-name="ce130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Urani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Onkalo Nuclear Waste Repository</text:p>
          </table:table-cell>
          <table:table-cell table:style-name="ce241" table:number-columns-repeated="3"/>
          <table:table-cell table:style-name="ce241" office:value-type="string" calcext:value-type="string">
            <text:p>Particle Physics</text:p>
          </table:table-cell>
          <table:table-cell table:style-name="ce108" office:value-type="float" office:value="75" calcext:value-type="float">
            <text:p>75</text:p>
          </table:table-cell>
          <table:table-cell table:style-name="ce114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125" office:value-type="float" office:value="83" calcext:value-type="float">
            <text:p>83</text:p>
          </table:table-cell>
          <table:table-cell table:style-name="ce130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useum of Humankind</text:p>
          </table:table-cell>
          <table:table-cell table:style-name="ce241" table:number-columns-repeated="3"/>
          <table:table-cell table:style-name="ce241" office:value-type="string" calcext:value-type="string">
            <text:p>Globalization</text:p>
          </table:table-cell>
          <table:table-cell table:style-name="ce108" office:value-type="float" office:value="75" calcext:value-type="float">
            <text:p>75</text:p>
          </table:table-cell>
          <table:table-cell table:style-name="ce114" office:value-type="float" office:value="29" calcext:value-type="float">
            <text:p>29</text:p>
          </table:table-cell>
          <table:table-cell table:style-name="ce241" office:value-type="string" calcext:value-type="string">
            <text:p>Globalization</text:p>
          </table:table-cell>
          <table:table-cell table:style-name="ce125" office:value-type="float" office:value="83" calcext:value-type="float">
            <text:p>83</text:p>
          </table:table-cell>
          <table:table-cell table:style-name="ce130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ITER</text:p>
          </table:table-cell>
          <table:table-cell table:style-name="ce241" table:number-columns-repeated="3"/>
          <table:table-cell table:style-name="ce241" office:value-type="string" calcext:value-type="string">
            <text:p>Nuclear Fusion</text:p>
          </table:table-cell>
          <table:table-cell table:style-name="ce108" office:value-type="float" office:value="71" calcext:value-type="float">
            <text:p>71</text:p>
          </table:table-cell>
          <table:table-cell table:style-name="ce114" office:value-type="float" office:value="28" calcext:value-type="float">
            <text:p>28</text:p>
          </table:table-cell>
          <table:table-cell table:style-name="ce241" office:value-type="string" calcext:value-type="string">
            <text:p>Nuclear Fusion</text:p>
          </table:table-cell>
          <table:table-cell table:style-name="ce125" office:value-type="float" office:value="79" calcext:value-type="float">
            <text:p>79</text:p>
          </table:table-cell>
          <table:table-cell table:style-name="ce130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48">
          <table:table-cell table:style-name="ce241" table:number-columns-repeated="6"/>
          <table:table-cell table:style-name="ce108"/>
          <table:table-cell table:style-name="ce114"/>
          <table:table-cell table:style-name="ce241"/>
          <table:table-cell table:style-name="ce125"/>
          <table:table-cell table:style-name="ce130"/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table:table-column table:style-name="co19" table:default-cell-style-name="ce334"/>
        <table:table-column table:style-name="co20" table:default-cell-style-name="ce334"/>
        <table:table-column table:style-name="co20" table:number-columns-repeated="9" table:default-cell-style-name="ce337"/>
        <table:table-column table:style-name="co17" table:number-columns-repeated="1013" table:default-cell-style-name="ce337"/>
        <table:table-row table:style-name="ro4">
          <table:table-cell table:style-name="ce332" office:value-type="string" calcext:value-type="string">
            <text:p>Era</text:p>
          </table:table-cell>
          <table:table-cell table:style-name="ce332" office:value-type="string" calcext:value-type="string">
            <text:p>Base building cost in that tier</text:p>
          </table:table-cell>
          <table:table-cell table:style-name="ce335" office:value-type="string" calcext:value-type="string">
            <text:p>Original Cost</text:p>
          </table:table-cell>
          <table:table-cell table:style-name="ce332" office:value-type="string" calcext:value-type="string">
            <text:p>Difference inside Era</text:p>
          </table:table-cell>
          <table:table-cell table:style-name="ce340" office:value-type="string" calcext:value-type="string">
            <text:p>Difference between Eras</text:p>
          </table:table-cell>
          <table:table-cell table:style-name="ce332" office:value-type="string" calcext:value-type="string">
            <text:p>Modified original cost</text:p>
          </table:table-cell>
          <table:table-cell table:style-name="ce332" office:value-type="string" calcext:value-type="string">
            <text:p>Modified difference inside Era</text:p>
          </table:table-cell>
          <table:table-cell table:style-name="ce332" office:value-type="string" calcext:value-type="string">
            <text:p>Modified difference between Eras</text:p>
          </table:table-cell>
          <table:table-cell table:style-name="ce348" office:value-type="string" calcext:value-type="string">
            <text:p>EE Modified original cost</text:p>
          </table:table-cell>
          <table:table-cell table:style-name="ce332" office:value-type="string" calcext:value-type="string">
            <text:p>EE Modified difference inside Era</text:p>
          </table:table-cell>
          <table:table-cell table:style-name="ce353" office:value-type="string" calcext:value-type="string">
            <text:p>EE Modified difference between Eras</text:p>
          </table:table-cell>
          <table:table-cell table:style-name="ce355" table:number-columns-repeated="2"/>
          <table:table-cell table:style-name="ce356" table:number-columns-repeated="1011"/>
        </table:table-row>
        <table:table-row table:style-name="ro2">
          <table:table-cell table:style-name="ce333" office:value-type="string" calcext:value-type="string">
            <text:p>Early Ancient</text:p>
          </table:table-cell>
          <table:table-cell table:style-name="ce333" office:value-type="float" office:value="65" calcext:value-type="float">
            <text:p>65</text:p>
          </table:table-cell>
          <table:table-cell table:style-name="ce336" office:value-type="float" office:value="150" calcext:value-type="float">
            <text:p>150</text:p>
          </table:table-cell>
          <table:table-cell table:style-name="ce333"/>
          <table:table-cell table:style-name="ce341"/>
          <table:table-cell table:style-name="ce333" office:value-type="float" office:value="150" calcext:value-type="float">
            <text:p>150</text:p>
          </table:table-cell>
          <table:table-cell table:style-name="ce333" table:number-columns-repeated="2"/>
          <table:table-cell table:style-name="ce349" office:value-type="float" office:value="150" calcext:value-type="float">
            <text:p>150</text:p>
          </table:table-cell>
          <table:table-cell table:style-name="ce333"/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ncient</text:p>
          </table:table-cell>
          <table:table-cell table:style-name="ce333" office:value-type="float" office:value="110" calcext:value-type="float">
            <text:p>110</text:p>
          </table:table-cell>
          <table:table-cell table:style-name="ce336" office:value-type="float" office:value="185" calcext:value-type="float">
            <text:p>185</text:p>
          </table:table-cell>
          <table:table-cell table:style-name="ce333" table:formula="of:=[.C3]-[.C2]" office:value-type="float" office:value="35" calcext:value-type="float">
            <text:p>35</text:p>
          </table:table-cell>
          <table:table-cell table:style-name="ce341"/>
          <table:table-cell table:style-name="ce333" office:value-type="float" office:value="185" calcext:value-type="float">
            <text:p>185</text:p>
          </table:table-cell>
          <table:table-cell table:style-name="ce333" table:formula="of:=[.F3]-[.F2]" office:value-type="float" office:value="35" calcext:value-type="float">
            <text:p>35</text:p>
          </table:table-cell>
          <table:table-cell table:style-name="ce333"/>
          <table:table-cell table:style-name="ce349" office:value-type="float" office:value="185" calcext:value-type="float">
            <text:p>185</text:p>
          </table:table-cell>
          <table:table-cell table:style-name="ce333" table:formula="of:=[.I3]-[.I2]" office:value-type="float" office:value="35" calcext:value-type="float">
            <text:p>35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Classical</text:p>
          </table:table-cell>
          <table:table-cell table:style-name="ce333" office:value-type="float" office:value="150" calcext:value-type="float">
            <text:p>150</text:p>
          </table:table-cell>
          <table:table-cell table:style-name="ce336" office:value-type="float" office:value="200" calcext:value-type="float">
            <text:p>200</text:p>
          </table:table-cell>
          <table:table-cell table:style-name="ce333"/>
          <table:table-cell table:style-name="ce341" table:formula="of:=[.C4]-[.C3]" office:value-type="float" office:value="15" calcext:value-type="float">
            <text:p>15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/>
          <table:table-cell table:style-name="ce333" table:formula="of:=[.F4]-[.F3]" office:value-type="float" office:value="15" calcext:value-type="float">
            <text:p>15</text:p>
          </table:table-cell>
          <table:table-cell table:style-name="ce349" office:value-type="float" office:value="200" calcext:value-type="float">
            <text:p>200</text:p>
          </table:table-cell>
          <table:table-cell table:style-name="ce333"/>
          <table:table-cell table:style-name="ce354" table:formula="of:=[.I4]-[.I3]" office:value-type="float" office:value="15" calcext:value-type="float">
            <text:p>15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Classical</text:p>
          </table:table-cell>
          <table:table-cell table:style-name="ce333" office:value-type="float" office:value="200" calcext:value-type="float">
            <text:p>200</text:p>
          </table:table-cell>
          <table:table-cell table:style-name="ce336" office:value-type="float" office:value="250" calcext:value-type="float">
            <text:p>250</text:p>
          </table:table-cell>
          <table:table-cell table:style-name="ce333" table:formula="of:=[.C5]-[.C4]" office:value-type="float" office:value="50" calcext:value-type="float">
            <text:p>50</text:p>
          </table:table-cell>
          <table:table-cell table:style-name="ce341"/>
          <table:table-cell table:style-name="ce333" office:value-type="float" office:value="250" calcext:value-type="float">
            <text:p>250</text:p>
          </table:table-cell>
          <table:table-cell table:style-name="ce333" table:formula="of:=[.F5]-[.F4]" office:value-type="float" office:value="50" calcext:value-type="float">
            <text:p>50</text:p>
          </table:table-cell>
          <table:table-cell table:style-name="ce333"/>
          <table:table-cell table:style-name="ce349" office:value-type="float" office:value="250" calcext:value-type="float">
            <text:p>250</text:p>
          </table:table-cell>
          <table:table-cell table:style-name="ce333" table:formula="of:=[.I5]-[.I4]" office:value-type="float" office:value="50" calcext:value-type="float">
            <text:p>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edieval</text:p>
          </table:table-cell>
          <table:table-cell table:style-name="ce333" office:value-type="float" office:value="300" calcext:value-type="float">
            <text:p>300</text:p>
          </table:table-cell>
          <table:table-cell table:style-name="ce336" office:value-type="float" office:value="400" calcext:value-type="float">
            <text:p>400</text:p>
          </table:table-cell>
          <table:table-cell table:style-name="ce333"/>
          <table:table-cell table:style-name="ce341" table:formula="of:=[.C6]-[.C5]" office:value-type="float" office:value="150" calcext:value-type="float">
            <text:p>15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/>
          <table:table-cell table:style-name="ce333" table:formula="of:=[.F6]-[.F5]" office:value-type="float" office:value="150" calcext:value-type="float">
            <text:p>150</text:p>
          </table:table-cell>
          <table:table-cell table:style-name="ce349" office:value-type="float" office:value="400" calcext:value-type="float">
            <text:p>400</text:p>
          </table:table-cell>
          <table:table-cell table:style-name="ce333"/>
          <table:table-cell table:style-name="ce354" table:formula="of:=[.I6]-[.I5]" office:value-type="float" office:value="150" calcext:value-type="float">
            <text:p>1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edieval</text:p>
          </table:table-cell>
          <table:table-cell table:style-name="ce333" office:value-type="float" office:value="350" calcext:value-type="float">
            <text:p>350</text:p>
          </table:table-cell>
          <table:table-cell table:style-name="ce336" office:value-type="float" office:value="500" calcext:value-type="float">
            <text:p>500</text:p>
          </table:table-cell>
          <table:table-cell table:style-name="ce333" table:formula="of:=[.C7]-[.C6]" office:value-type="float" office:value="100" calcext:value-type="float">
            <text:p>100</text:p>
          </table:table-cell>
          <table:table-cell table:style-name="ce341"/>
          <table:table-cell table:style-name="ce333" office:value-type="float" office:value="500" calcext:value-type="float">
            <text:p>500</text:p>
          </table:table-cell>
          <table:table-cell table:style-name="ce333" table:formula="of:=[.F7]-[.F6]" office:value-type="float" office:value="100" calcext:value-type="float">
            <text:p>100</text:p>
          </table:table-cell>
          <table:table-cell table:style-name="ce333"/>
          <table:table-cell table:style-name="ce349" office:value-type="float" office:value="500" calcext:value-type="float">
            <text:p>500</text:p>
          </table:table-cell>
          <table:table-cell table:style-name="ce333" table:formula="of:=[.I7]-[.I6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Renaissance</text:p>
          </table:table-cell>
          <table:table-cell table:style-name="ce333" office:value-type="float" office:value="500" calcext:value-type="float">
            <text:p>500</text:p>
          </table:table-cell>
          <table:table-cell table:style-name="ce336" office:value-type="float" office:value="800" calcext:value-type="float">
            <text:p>800</text:p>
          </table:table-cell>
          <table:table-cell table:style-name="ce333"/>
          <table:table-cell table:style-name="ce342" table:formula="of:=[.C8]-[.C7]" office:value-type="float" office:value="300" calcext:value-type="float">
            <text:p>300</text:p>
          </table:table-cell>
          <table:table-cell table:style-name="ce345" office:value-type="float" office:value="700" calcext:value-type="float">
            <text:p>700</text:p>
          </table:table-cell>
          <table:table-cell table:style-name="ce333"/>
          <table:table-cell table:style-name="ce333" table:formula="of:=[.F8]-[.F7]" office:value-type="float" office:value="200" calcext:value-type="float">
            <text:p>200</text:p>
          </table:table-cell>
          <table:table-cell table:style-name="ce350" office:value-type="float" office:value="700" calcext:value-type="float">
            <text:p>700</text:p>
          </table:table-cell>
          <table:table-cell table:style-name="ce333"/>
          <table:table-cell table:style-name="ce354" table:formula="of:=[.I8]-[.I7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Renaissance</text:p>
          </table:table-cell>
          <table:table-cell table:style-name="ce333" office:value-type="float" office:value="600" calcext:value-type="float">
            <text:p>600</text:p>
          </table:table-cell>
          <table:table-cell table:style-name="ce336" office:value-type="float" office:value="900" calcext:value-type="float">
            <text:p>900</text:p>
          </table:table-cell>
          <table:table-cell table:style-name="ce333" table:formula="of:=[.C9]-[.C8]" office:value-type="float" office:value="100" calcext:value-type="float">
            <text:p>100</text:p>
          </table:table-cell>
          <table:table-cell table:style-name="ce341"/>
          <table:table-cell table:style-name="ce345" office:value-type="float" office:value="850" calcext:value-type="float">
            <text:p>850</text:p>
          </table:table-cell>
          <table:table-cell table:style-name="ce333" table:formula="of:=[.F9]-[.F8]" office:value-type="float" office:value="150" calcext:value-type="float">
            <text:p>150</text:p>
          </table:table-cell>
          <table:table-cell table:style-name="ce333"/>
          <table:table-cell table:style-name="ce350" office:value-type="float" office:value="800" calcext:value-type="float">
            <text:p>800</text:p>
          </table:table-cell>
          <table:table-cell table:style-name="ce333" table:formula="of:=[.I9]-[.I8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000" calcext:value-type="float">
            <text:p>1000</text:p>
          </table:table-cell>
          <table:table-cell table:style-name="ce333"/>
          <table:table-cell table:style-name="ce354" table:formula="of:=[.I10]-[.I9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150" calcext:value-type="float">
            <text:p>1150</text:p>
          </table:table-cell>
          <table:table-cell table:style-name="ce333" table:formula="of:=[.I11]-[.I10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dustrial</text:p>
          </table:table-cell>
          <table:table-cell table:style-name="ce333" office:value-type="float" office:value="1000" calcext:value-type="float">
            <text:p>1000</text:p>
          </table:table-cell>
          <table:table-cell table:style-name="ce336" office:value-type="float" office:value="1000" calcext:value-type="float">
            <text:p>1000</text:p>
          </table:table-cell>
          <table:table-cell table:style-name="ce338"/>
          <table:table-cell table:style-name="ce344" table:formula="of:=[.C12]-[.C9]" office:value-type="float" office:value="100" calcext:value-type="float">
            <text:p>100</text:p>
          </table:table-cell>
          <table:table-cell table:style-name="ce347" office:value-type="float" office:value="1100" calcext:value-type="float">
            <text:p>1100</text:p>
          </table:table-cell>
          <table:table-cell table:style-name="ce333"/>
          <table:table-cell table:style-name="ce333" table:formula="of:=[.F12]-[.F9]" office:value-type="float" office:value="250" calcext:value-type="float">
            <text:p>250</text:p>
          </table:table-cell>
          <table:table-cell table:style-name="ce352" office:value-type="float" office:value="1350" calcext:value-type="float">
            <text:p>1350</text:p>
          </table:table-cell>
          <table:table-cell table:style-name="ce333"/>
          <table:table-cell table:style-name="ce354" table:formula="of:=[.I12]-[.I11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dustrial</text:p>
          </table:table-cell>
          <table:table-cell table:style-name="ce333" office:value-type="float" office:value="1250" calcext:value-type="float">
            <text:p>1250</text:p>
          </table:table-cell>
          <table:table-cell table:style-name="ce336" office:value-type="float" office:value="1250" calcext:value-type="float">
            <text:p>1250</text:p>
          </table:table-cell>
          <table:table-cell table:style-name="ce338" table:formula="of:=[.C13]-[.C12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1300" calcext:value-type="float">
            <text:p>1300</text:p>
          </table:table-cell>
          <table:table-cell table:style-name="ce333" table:formula="of:=[.F13]-[.F12]" office:value-type="float" office:value="200" calcext:value-type="float">
            <text:p>200</text:p>
          </table:table-cell>
          <table:table-cell table:style-name="ce333"/>
          <table:table-cell table:style-name="ce352" office:value-type="float" office:value="1500" calcext:value-type="float">
            <text:p>1500</text:p>
          </table:table-cell>
          <table:table-cell table:style-name="ce333" table:formula="of:=[.I13]-[.I12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odern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6" office:value-type="float" office:value="1600" calcext:value-type="float">
            <text:p>1600</text:p>
          </table:table-cell>
          <table:table-cell table:style-name="ce338"/>
          <table:table-cell table:style-name="ce344" table:formula="of:=[.C14]-[.C13]" office:value-type="float" office:value="350" calcext:value-type="float">
            <text:p>350</text:p>
          </table:table-cell>
          <table:table-cell table:style-name="ce345" office:value-type="float" office:value="1550" calcext:value-type="float">
            <text:p>1550</text:p>
          </table:table-cell>
          <table:table-cell table:style-name="ce333"/>
          <table:table-cell table:style-name="ce333" table:formula="of:=[.F14]-[.F13]" office:value-type="float" office:value="250" calcext:value-type="float">
            <text:p>250</text:p>
          </table:table-cell>
          <table:table-cell table:style-name="ce352" office:value-type="float" office:value="1750" calcext:value-type="float">
            <text:p>1750</text:p>
          </table:table-cell>
          <table:table-cell table:style-name="ce333"/>
          <table:table-cell table:style-name="ce354" table:formula="of:=[.I14]-[.I13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odern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6" office:value-type="float" office:value="1700" calcext:value-type="float">
            <text:p>1700</text:p>
          </table:table-cell>
          <table:table-cell table:style-name="ce339" table:formula="of:=[.C15]-[.C14]" office:value-type="float" office:value="100" calcext:value-type="float">
            <text:p>100</text:p>
          </table:table-cell>
          <table:table-cell table:style-name="ce343"/>
          <table:table-cell table:style-name="ce347" office:value-type="float" office:value="1800" calcext:value-type="float">
            <text:p>1800</text:p>
          </table:table-cell>
          <table:table-cell table:style-name="ce333" table:formula="of:=[.F15]-[.F14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1950" calcext:value-type="float">
            <text:p>1950</text:p>
          </table:table-cell>
          <table:table-cell table:style-name="ce333" table:formula="of:=[.I15]-[.I14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1900" calcext:value-type="float">
            <text:p>1900</text:p>
          </table:table-cell>
          <table:table-cell table:style-name="ce338"/>
          <table:table-cell table:style-name="ce343" table:formula="of:=[.C16]-[.C15]" office:value-type="float" office:value="200" calcext:value-type="float">
            <text:p>200</text:p>
          </table:table-cell>
          <table:table-cell table:style-name="ce347" office:value-type="float" office:value="2100" calcext:value-type="float">
            <text:p>2100</text:p>
          </table:table-cell>
          <table:table-cell table:style-name="ce333"/>
          <table:table-cell table:style-name="ce333" table:formula="of:=[.F16]-[.F15]" office:value-type="float" office:value="300" calcext:value-type="float">
            <text:p>300</text:p>
          </table:table-cell>
          <table:table-cell table:style-name="ce352" office:value-type="float" office:value="2200" calcext:value-type="float">
            <text:p>2200</text:p>
          </table:table-cell>
          <table:table-cell table:style-name="ce333"/>
          <table:table-cell table:style-name="ce354" table:formula="of:=[.I16]-[.I15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2150" calcext:value-type="float">
            <text:p>2150</text:p>
          </table:table-cell>
          <table:table-cell table:style-name="ce338" table:formula="of:=[.C17]-[.C16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2350" calcext:value-type="float">
            <text:p>2350</text:p>
          </table:table-cell>
          <table:table-cell table:style-name="ce333" table:formula="of:=[.F17]-[.F16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2400" calcext:value-type="float">
            <text:p>2400</text:p>
          </table:table-cell>
          <table:table-cell table:style-name="ce333" table:formula="of:=[.I17]-[.I16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formation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6" office:value-type="float" office:value="2300" calcext:value-type="float">
            <text:p>2300</text:p>
          </table:table-cell>
          <table:table-cell table:style-name="ce338"/>
          <table:table-cell table:style-name="ce344" table:formula="of:=[.C18]-[.C17]" office:value-type="float" office:value="150" calcext:value-type="float">
            <text:p>150</text:p>
          </table:table-cell>
          <table:table-cell table:style-name="ce347" office:value-type="float" office:value="2650" calcext:value-type="float">
            <text:p>2650</text:p>
          </table:table-cell>
          <table:table-cell table:style-name="ce333"/>
          <table:table-cell table:style-name="ce333" table:formula="of:=[.F18]-[.F17]" office:value-type="float" office:value="300" calcext:value-type="float">
            <text:p>300</text:p>
          </table:table-cell>
          <table:table-cell table:style-name="ce352" office:value-type="float" office:value="2700" calcext:value-type="float">
            <text:p>2700</text:p>
          </table:table-cell>
          <table:table-cell table:style-name="ce333"/>
          <table:table-cell table:style-name="ce354" table:formula="of:=[.I18]-[.I17]" office:value-type="float" office:value="300" calcext:value-type="float">
            <text:p>3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Medium Information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6" office:value-type="float" office:value="3000" calcext:value-type="float">
            <text:p>3000</text:p>
          </table:table-cell>
          <table:table-cell table:style-name="ce339" table:formula="of:=[.C19]-[.C18]" office:value-type="float" office:value="700" calcext:value-type="float">
            <text:p>700</text:p>
          </table:table-cell>
          <table:table-cell table:style-name="ce343"/>
          <table:table-cell table:style-name="ce345" office:value-type="float" office:value="2950" calcext:value-type="float">
            <text:p>2950</text:p>
          </table:table-cell>
          <table:table-cell table:style-name="ce333" table:formula="of:=[.F19]-[.F18]" office:value-type="float" office:value="300" calcext:value-type="float">
            <text:p>300</text:p>
          </table:table-cell>
          <table:table-cell table:style-name="ce333"/>
          <table:table-cell table:style-name="ce350" office:value-type="float" office:value="2950" calcext:value-type="float">
            <text:p>2950</text:p>
          </table:table-cell>
          <table:table-cell table:style-name="ce333" table:formula="of:=[.I19]-[.I18]" office:value-type="float" office:value="250" calcext:value-type="float">
            <text:p>2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formation</text:p>
          </table:table-cell>
          <table:table-cell table:style-name="ce333" office:value-type="string" calcext:value-type="string">
            <text:p>-</text:p>
          </table:table-cell>
          <table:table-cell table:style-name="ce336" office:value-type="float" office:value="3250" calcext:value-type="float">
            <text:p>3250</text:p>
          </table:table-cell>
          <table:table-cell table:style-name="ce338" table:formula="of:=[.C20]-[.C19]" office:value-type="float" office:value="250" calcext:value-type="float">
            <text:p>250</text:p>
          </table:table-cell>
          <table:table-cell table:style-name="ce343"/>
          <table:table-cell table:style-name="ce333" office:value-type="float" office:value="3250" calcext:value-type="float">
            <text:p>3250</text:p>
          </table:table-cell>
          <table:table-cell table:style-name="ce333" table:formula="of:=[.F20]-[.F19]" office:value-type="float" office:value="300" calcext:value-type="float">
            <text:p>300</text:p>
          </table:table-cell>
          <table:table-cell table:style-name="ce333"/>
          <table:table-cell table:style-name="ce349" office:value-type="float" office:value="3250" calcext:value-type="float">
            <text:p>3250</text:p>
          </table:table-cell>
          <table:table-cell table:style-name="ce333" table:formula="of:=[.I20]-[.I19]" office:value-type="float" office:value="300" calcext:value-type="float">
            <text:p>3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62" table:display-filter-buttons="true" table:orientation="column"/>
        <table:database-range table:name="__Anonymous_Sheet_DB__1" table:target-range-address="Light.A1:Light.Y15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.00.0000</text:date>, <text:time style:data-style-name="N2" text:time-value="19:13:32.03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2.1.2$Windows_X86_64 LibreOffice_project/87b77fad49947c1441b67c559c339af8f3517e22</meta:generator>
    <dc:date>2021-11-03T19:57:01.678000000</dc:date>
    <meta:editing-duration>P2DT22H6M4S</meta:editing-duration>
    <meta:editing-cycles>319</meta:editing-cycles>
    <meta:document-statistic meta:table-count="3" meta:cell-count="3214" meta:object-count="0"/>
  </office:meta>
</office:document-meta>
</file>